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Tableau1" style:family="table">
      <style:table-properties style:width="13.984cm" table:align="left"/>
    </style:style>
    <style:style style:name="Tableau1.A" style:family="table-column">
      <style:table-column-properties style:column-width="2.025cm"/>
    </style:style>
    <style:style style:name="Tableau1.B" style:family="table-column">
      <style:table-column-properties style:column-width="7.133cm"/>
    </style:style>
    <style:style style:name="Tableau1.C" style:family="table-column">
      <style:table-column-properties style:column-width="4.82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959cm" table:align="left"/>
    </style:style>
    <style:style style:name="Tableau2.A" style:family="table-column">
      <style:table-column-properties style:column-width="2.933cm"/>
    </style:style>
    <style:style style:name="Tableau2.B" style:family="table-column">
      <style:table-column-properties style:column-width="7.026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3">
      <style:text-properties officeooo:rsid="001daed0" officeooo:paragraph-rsid="001daed0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Quotations" style:list-style-name="L10"/>
    <style:style style:name="P9" style:family="paragraph" style:parent-style-name="Standard">
      <style:text-properties officeooo:rsid="001daed0" officeooo:paragraph-rsid="001daed0"/>
    </style:style>
    <style:style style:name="P10" style:family="paragraph" style:parent-style-name="Standard">
      <style:text-properties officeooo:rsid="001e708c" officeooo:paragraph-rsid="001e708c"/>
    </style:style>
    <style:style style:name="P11" style:family="paragraph" style:parent-style-name="Standard">
      <style:text-properties officeooo:rsid="001f29fc" officeooo:paragraph-rsid="001f29fc"/>
    </style:style>
    <style:style style:name="P12" style:family="paragraph" style:parent-style-name="Standard">
      <style:text-properties officeooo:rsid="0026213c" officeooo:paragraph-rsid="0026213c"/>
    </style:style>
    <style:style style:name="P13" style:family="paragraph" style:parent-style-name="Standard">
      <style:text-properties officeooo:rsid="00273439" officeooo:paragraph-rsid="00273439"/>
    </style:style>
    <style:style style:name="P14" style:family="paragraph" style:parent-style-name="Standard">
      <style:text-properties officeooo:rsid="002a1a10" officeooo:paragraph-rsid="002a1a10"/>
    </style:style>
    <style:style style:name="P15" style:family="paragraph" style:parent-style-name="Standard">
      <style:text-properties officeooo:rsid="002be9aa" officeooo:paragraph-rsid="002be9aa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>
      <style:text-properties officeooo:rsid="001daed0" officeooo:paragraph-rsid="001daed0"/>
    </style:style>
    <style:style style:name="P21" style:family="paragraph" style:parent-style-name="Text_20_body" style:list-style-name="L10">
      <style:text-properties officeooo:rsid="001daed0" officeooo:paragraph-rsid="001daed0"/>
    </style:style>
    <style:style style:name="P22" style:family="paragraph" style:parent-style-name="Text_20_body" style:list-style-name="L3"/>
    <style:style style:name="P23" style:family="paragraph" style:parent-style-name="Text_20_body">
      <style:text-properties officeooo:paragraph-rsid="001daed0"/>
    </style:style>
    <style:style style:name="P24" style:family="paragraph" style:parent-style-name="Text_20_body" style:list-style-name="L4"/>
    <style:style style:name="P25" style:family="paragraph" style:parent-style-name="Text_20_body">
      <style:text-properties officeooo:rsid="001e708c" officeooo:paragraph-rsid="001e708c"/>
    </style:style>
    <style:style style:name="P26" style:family="paragraph" style:parent-style-name="Text_20_body" style:list-style-name="L10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4685d" officeooo:paragraph-rsid="0024685d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gg sans" fo:font-size="12pt" fo:letter-spacing="normal" fo:font-style="normal" fo:font-weight="normal" officeooo:rsid="0024685d" officeooo:paragraph-rsid="0024685d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4685d"/>
    </style:style>
    <style:style style:name="T1" style:family="text">
      <style:text-properties fo:font-variant="normal" fo:text-transform="none" style:font-name="gg sans" fo:font-size="12pt" fo:letter-spacing="normal" fo:font-style="normal" fo:font-weight="normal" officeooo:rsid="0024685d"/>
    </style:style>
    <style:style style:name="T2" style:family="text">
      <style:text-properties officeooo:rsid="00273439"/>
    </style:style>
    <style:style style:name="T3" style:family="text">
      <style:text-properties officeooo:rsid="002a1a10"/>
    </style:style>
    <style:style style:name="T4" style:family="text">
      <style:text-properties officeooo:rsid="002a861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Kubernet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_2255204093" text:style-name="Index_20_Link" text:visited-style-name="Index_20_Link">Pistes de travail<text:tab/>1</text:a></text:p>
          <text:p text:style-name="P2"><text:a xlink:type="simple" xlink:href="#__RefHeading___Toc4_2255204093" text:style-name="Index_20_Link" text:visited-style-name="Index_20_Link">Volume et persistance<text:tab/>1</text:a></text:p>
          <text:p text:style-name="P3"><text:a xlink:type="simple" xlink:href="#__RefHeading___Toc6_2255204093" text:style-name="Index_20_Link" text:visited-style-name="Index_20_Link">• Quel est le rôle d’un volume dans un déploiement Kubernetes ?<text:tab/>1</text:a></text:p>
          <text:p text:style-name="P3"><text:a xlink:type="simple" xlink:href="#__RefHeading___Toc8_2255204093" text:style-name="Index_20_Link" text:visited-style-name="Index_20_Link">• Que signifie la mention storageClassName dans un PVC, et que peut-elle impliquer côté cloud ?<text:tab/>2</text:a></text:p>
          <text:p text:style-name="P3"><text:a xlink:type="simple" xlink:href="#__RefHeading___Toc10_2255204093" text:style-name="Index_20_Link" text:visited-style-name="Index_20_Link">• Que se passe-t-il si le pod MySQL disparaît ?<text:tab/>2</text:a></text:p>
          <text:p text:style-name="P3"><text:a xlink:type="simple" xlink:href="#__RefHeading___Toc12_2255204093" text:style-name="Index_20_Link" text:visited-style-name="Index_20_Link">• Qu’est-ce qui relie un PersistentVolumeClaim à un volume physique ?<text:tab/>2</text:a></text:p>
          <text:p text:style-name="P3"><text:a xlink:type="simple" xlink:href="#__RefHeading___Toc14_2255204093" text:style-name="Index_20_Link" text:visited-style-name="Index_20_Link">• Comment le cluster gère-t-il la création ou la suppression du stockage sous-jacent ?<text:tab/>3</text:a></text:p>
          <text:p text:style-name="P3"><text:a xlink:type="simple" xlink:href="#__RefHeading___Toc16_2255204093" text:style-name="Index_20_Link" text:visited-style-name="Index_20_Link">💡 Exemple Azure :<text:tab/>3</text:a></text:p>
          <text:p text:style-name="P2"><text:a xlink:type="simple" xlink:href="#__RefHeading___Toc18_2255204093" text:style-name="Index_20_Link" text:visited-style-name="Index_20_Link">Ingress et health probe<text:tab/>4</text:a></text:p>
          <text:p text:style-name="P3"><text:a xlink:type="simple" xlink:href="#__RefHeading___Toc20_2255204093" text:style-name="Index_20_Link" text:visited-style-name="Index_20_Link">• À quoi sert un Ingress dans Kubernetes ?<text:tab/>4</text:a></text:p>
          <text:p text:style-name="P3"><text:a xlink:type="simple" xlink:href="#__RefHeading___Toc22_2255204093" text:style-name="Index_20_Link" text:visited-style-name="Index_20_Link">🧱 Sans Ingress :<text:tab/>4</text:a></text:p>
          <text:p text:style-name="P3"><text:a xlink:type="simple" xlink:href="#__RefHeading___Toc24_2255204093" text:style-name="Index_20_Link" text:visited-style-name="Index_20_Link">🌍 Avec un Ingress :<text:tab/>4</text:a></text:p>
          <text:p text:style-name="P3"><text:a xlink:type="simple" xlink:href="#__RefHeading___Toc26_2255204093" text:style-name="Index_20_Link" text:visited-style-name="Index_20_Link">⚙️ Comment ça marche ?<text:tab/>4</text:a></text:p>
          <text:p text:style-name="P3"><text:a xlink:type="simple" xlink:href="#__RefHeading___Toc28_2255204093" text:style-name="Index_20_Link" text:visited-style-name="Index_20_Link">• Quelle différence y a-t-il entre un Ingress et un Ingress Controller ?<text:tab/>4</text:a></text:p>
          <text:p text:style-name="P3"><text:a xlink:type="simple" xlink:href="#__RefHeading___Toc30_2255204093" text:style-name="Index_20_Link" text:visited-style-name="Index_20_Link">🧭 En résumé rapide :<text:tab/>4</text:a></text:p>
          <text:p text:style-name="P3"><text:a xlink:type="simple" xlink:href="#__RefHeading___Toc32_2255204093" text:style-name="Index_20_Link" text:visited-style-name="Index_20_Link">• À quoi sert un health probe dans une architecture de déploiement ?<text:tab/>5</text:a></text:p>
          <text:p text:style-name="P3"><text:a xlink:type="simple" xlink:href="#__RefHeading___Toc34_2255204093" text:style-name="Index_20_Link" text:visited-style-name="Index_20_Link">• Quelle est la relation entre le chemin défini dans l’annotation du probe et les routes réellement exposées par l’application ?<text:tab/>5</text:a></text:p>
          <text:p text:style-name="P3"><text:a xlink:type="simple" xlink:href="#__RefHeading___Toc36_2255204093" text:style-name="Index_20_Link" text:visited-style-name="Index_20_Link">🧩 Astuce pro :<text:tab/>5</text:a></text:p>
          <text:p text:style-name="P3"><text:a xlink:type="simple" xlink:href="#__RefHeading___Toc38_2255204093" text:style-name="Index_20_Link" text:visited-style-name="Index_20_Link">• Comment mettre en place un chemin de préfixe (ex. /votre_namespace) dans l’Ingress, et quelle configuration doit être ajustée pour que ce chemin soit correctement pris en compte par l’application ?<text:tab/>5</text:a></text:p>
          <text:p text:style-name="P3"><text:a xlink:type="simple" xlink:href="#__RefHeading___Toc40_2255204093" text:style-name="Index_20_Link" text:visited-style-name="Index_20_Link">• Comment le contrôleur d’ingress décide-t-il si un service est “sain” ou non ?<text:tab/>6</text:a></text:p>
          <text:p text:style-name="P2"><text:a xlink:type="simple" xlink:href="#__RefHeading___Toc42_2255204093" text:style-name="Index_20_Link" text:visited-style-name="Index_20_Link">Le Brief<text:tab/>6</text:a></text:p>
        </text:index-body>
      </text:table-of-content>
      <text:p text:style-name="P9"/>
      <text:h text:style-name="Heading_20_1" text:outline-level="1"><text:bookmark-start text:name="__RefHeading___Toc2_2255204093"/><text:span text:style-name="Strong_20_Emphasis">Pistes de travail</text:span><text:bookmark-end text:name="__RefHeading___Toc2_2255204093"/></text:h>
      <text:h text:style-name="Heading_20_2" text:outline-level="2"><text:bookmark-start text:name="__RefHeading___Toc4_2255204093"/>Volume et persistance<text:bookmark-end text:name="__RefHeading___Toc4_2255204093"/></text:h>
      <text:p text:style-name="P16">Pour orienter la réflexion sur la gestion du stockage et la préservation des données dans un environnement Kubernetes.</text:p>
      <text:h text:style-name="Heading_20_3" text:outline-level="3"><text:bookmark-start text:name="__RefHeading___Toc6_2255204093"/>• Quel est le rôle d’un volume dans un déploiement Kubernetes ?<text:bookmark-end text:name="__RefHeading___Toc6_2255204093"/></text:h>
      <text:p text:style-name="P16">Un conteneur est éphémère :</text:p>
      <text:p text:style-name="Quotations">Si ton Pod meurt ou redémarre, tout ce qui est écrit dans le conteneur disparaît.</text:p>
      <text:p text:style-name="Text_20_body">👉 Un <text:span text:style-name="Strong_20_Emphasis">volume</text:span> permet donc de <text:span text:style-name="Strong_20_Emphasis">lier un espace de stockage externe</text:span> au conteneur pour :</text:p>
      <text:list text:style-name="L1">
        <text:list-item>
          <text:p text:style-name="P18"><text:span text:style-name="Strong_20_Emphasis">Conserver les données</text:span> entre les redéploiements ou redémarrages ;</text:p>
        </text:list-item>
        <text:list-item>
          <text:p text:style-name="P18"><text:span text:style-name="Strong_20_Emphasis">Partager des fichiers</text:span> entre plusieurs conteneurs d’un même Pod ;</text:p>
        </text:list-item>
        <text:list-item>
          <text:p text:style-name="P18"><text:soft-page-break/><text:span text:style-name="Strong_20_Emphasis">Sauvegarder les états applicatifs</text:span> (par exemple : la base MySQL ou des fichiers de configuration).</text:p>
        </text:list-item>
      </text:list>
      <text:p text:style-name="P16">Un volume Kubernetes peut pointer vers différentes sources :</text:p>
      <text:list text:style-name="L2">
        <text:list-item>
          <text:p text:style-name="P19"><text:span text:style-name="Strong_20_Emphasis"><text:span text:style-name="Source_20_Text">emptyDir</text:span></text:span> → stockage temporaire, supprimé quand le Pod est détruit (utile pour du cache ou des fichiers temporaires) ;</text:p>
        </text:list-item>
        <text:list-item>
          <text:p text:style-name="P19"><text:span text:style-name="Strong_20_Emphasis"><text:span text:style-name="Source_20_Text">hostPath</text:span></text:span> → dossier du nœud (à éviter en prod car ça lie ton Pod à une machine précise) ;</text:p>
        </text:list-item>
        <text:list-item>
          <text:p text:style-name="P19"><text:span text:style-name="Strong_20_Emphasis"><text:span text:style-name="Source_20_Text">PersistentVolume (PV)</text:span></text:span><text:span text:style-name="Strong_20_Emphasis"> / </text:span><text:span text:style-name="Strong_20_Emphasis"><text:span text:style-name="Source_20_Text">PersistentVolumeClaim (PVC)</text:span></text:span> → stockage <text:span text:style-name="Strong_20_Emphasis">persistant</text:span> géré par le cluster, <text:span text:style-name="Strong_20_Emphasis">relié à un backend cloud</text:span> (Azure Disk, Azure Files, NFS, etc.).</text:p>
        </text:list-item>
      </text:list>
      <text:h text:style-name="Heading_20_3" text:outline-level="3"><text:bookmark-start text:name="__RefHeading___Toc8_2255204093"/>• Que signifie la mention storageClassName dans un PVC, et que peut-elle impliquer côté cloud ?<text:bookmark-end text:name="__RefHeading___Toc8_2255204093"/></text:h>
      <text:p text:style-name="P20">Quand tu écris un PVC, tu dis à Kubernetes :</text:p>
      <text:p text:style-name="Quotations">“Je veux un volume persistant avec telle taille, tel mode d’accès… et je veux qu’il soit créé avec la <text:span text:style-name="Emphasis">StorageClass</text:span> <text:span text:style-name="Source_20_Text">premium-ssd</text:span> (ou autre).”</text:p>
      <text:p text:style-name="Text_20_body">Et Kubernetes va automatiquement <text:span text:style-name="Strong_20_Emphasis">provisionner un disque</text:span> ou un espace de stockage <text:span text:style-name="Strong_20_Emphasis">en fonction de cette classe</text:span>.</text:p>
      <text:p text:style-name="P20">La <text:span text:style-name="Strong_20_Emphasis">StorageClass</text:span> correspond à <text:span text:style-name="Strong_20_Emphasis">un service de stockage Azure</text:span> :</text:p>
      <text:list text:style-name="L3">
        <text:list-item>
          <text:p text:style-name="P22"><text:span text:style-name="Source_20_Text">default</text:span> → souvent un <text:span text:style-name="Strong_20_Emphasis">Azure Managed Disk Standard HDD</text:span> ;</text:p>
        </text:list-item>
        <text:list-item>
          <text:p text:style-name="P22"><text:span text:style-name="Source_20_Text">managed-premium</text:span> → un <text:span text:style-name="Strong_20_Emphasis">Azure Managed Disk SSD Premium</text:span> (plus rapide, plus cher) ;</text:p>
        </text:list-item>
        <text:list-item>
          <text:p text:style-name="P22"><text:span text:style-name="Source_20_Text">azurefile</text:span> → stockage de type <text:span text:style-name="Strong_20_Emphasis">Azure Files (SMB)</text:span>, donc partage réseau (multi-pods possible).</text:p>
        </text:list-item>
      </text:list>
      <text:h text:style-name="Heading_20_3" text:outline-level="3"><text:bookmark-start text:name="__RefHeading___Toc10_2255204093"/>• Que se passe-t-il si le pod MySQL disparaît ?<text:bookmark-end text:name="__RefHeading___Toc10_2255204093"/></text:h>
      <text:p text:style-name="P10">Toutes les données locales disparaissent.</text:p>
      <text:p text:style-name="P25">C’est pour ça qu’en production :</text:p>
      <text:list text:style-name="L4">
        <text:list-item>
          <text:p text:style-name="P24">On <text:span text:style-name="Strong_20_Emphasis">ne déploie jamais MySQL sans PVC</text:span>,</text:p>
        </text:list-item>
        <text:list-item>
          <text:p text:style-name="P24">Et on <text:span text:style-name="Strong_20_Emphasis">utilise un </text:span><text:span text:style-name="Strong_20_Emphasis"><text:span text:style-name="Source_20_Text">StatefulSet</text:span></text:span><text:span text:style-name="Strong_20_Emphasis"> plutôt qu’un </text:span><text:span text:style-name="Strong_20_Emphasis"><text:span text:style-name="Source_20_Text">Deployment</text:span></text:span> pour les bases,<text:line-break/>car il gère mieux les identités et les volumes persistants par instance.</text:p>
        </text:list-item>
      </text:list>
      <text:h text:style-name="Heading_20_3" text:outline-level="3"><text:bookmark-start text:name="__RefHeading___Toc12_2255204093"/>• Qu’est-ce qui relie un PersistentVolumeClaim à un volume physique ?<text:bookmark-end text:name="__RefHeading___Toc12_2255204093"/></text:h>
      <text:p text:style-name="P9">Ce qui relie un <text:span text:style-name="Strong_20_Emphasis">PersistentVolumeClaim (PVC)</text:span> à un <text:span text:style-name="Strong_20_Emphasis">PersistentVolume (PV)</text:span>,<text:line-break/>c’est <text:span text:style-name="Strong_20_Emphasis">le système de “binding” automatique de Kubernetes</text:span>, basé sur la <text:span text:style-name="Strong_20_Emphasis">correspondance des critères</text:span> (taille, mode d’accès, StorageClass…).</text:p>
      <text:p text:style-name="P11">Etapes :</text:p>
      <text:list text:style-name="L10">
        <text:list-item>
          <text:p text:style-name="P21"><text:span text:style-name="Strong_20_Emphasis">Le PVC est créé</text:span> :<text:line-break/>il décrit ce que l’application veut :</text:p>
          <text:p text:style-name="P8">“Je veux 20 Go de stockage, en lecture/écriture, avec la StorageClass <text:span text:style-name="Source_20_Text">managed-premium</text:span>.”</text:p>
        </text:list-item>
        <text:list-item>
          <text:p text:style-name="P26"><text:soft-page-break/><text:span text:style-name="Strong_20_Emphasis">Kubernetes cherche un PV existant</text:span><text:line-break/>qui répond à ces critères :</text:p>
          <text:list>
            <text:list-item>
              <text:p text:style-name="P26"><text:span text:style-name="Source_20_Text">storageClassName</text:span> identique</text:p>
            </text:list-item>
            <text:list-item>
              <text:p text:style-name="P26"><text:span text:style-name="Source_20_Text">accessModes</text:span> compatibles</text:p>
            </text:list-item>
            <text:list-item>
              <text:p text:style-name="P26"><text:span text:style-name="Source_20_Text">capacity</text:span> suffisante</text:p>
            </text:list-item>
          </text:list>
          <text:p text:style-name="P26">Si un PV correspond, il <text:span text:style-name="Strong_20_Emphasis">le lie automatiquement</text:span> au PVC.<text:line-break/>➜ L’état du PVC passe de <text:span text:style-name="Emphasis">Pending</text:span> à <text:span text:style-name="Emphasis">Bound</text:span>.</text:p>
        </text:list-item>
        <text:list-item>
          <text:p text:style-name="P26"><text:span text:style-name="Strong_20_Emphasis">S’il n’existe pas de PV correspondant</text:span>,<text:line-break/>alors la <text:span text:style-name="Strong_20_Emphasis">StorageClass</text:span> entre en jeu :<text:line-break/>Kubernetes va <text:span text:style-name="Strong_20_Emphasis">provisionner dynamiquement</text:span> un nouveau volume physique (par ex. un disque Azure) grâce au <text:span text:style-name="Emphasis">provisioner</text:span> défini dans la StorageClass.</text:p>
        </text:list-item>
        <text:list-item>
          <text:p text:style-name="P26">Une fois le PV créé, Kubernetes le <text:span text:style-name="Strong_20_Emphasis">bind</text:span> au PVC.<text:line-break/>Ce lien est <text:span text:style-name="Strong_20_Emphasis">1-à-1 et exclusif</text:span> : un PV ne peut être lié qu’à un seul PVC à la fois.</text:p>
        </text:list-item>
      </text:list>
      <text:h text:style-name="Heading_20_3" text:outline-level="3"><text:bookmark-start text:name="__RefHeading___Toc14_2255204093"/>• Comment le cluster gère-t-il la création ou la suppression du stockage sous-jacent ?<text:bookmark-end text:name="__RefHeading___Toc14_2255204093"/></text:h>
      <text:p text:style-name="P20">Tu définis juste un PVC avec une <text:span text:style-name="Source_20_Text">storageClassName</text:span>.</text:p>
      <text:list text:style-name="L12">
        <text:list-item>
          <text:p text:style-name="P27">Kubernetes regarde la StorageClass, qui indique <text:span text:style-name="Strong_20_Emphasis">un “provisioner”</text:span> (ex : <text:span text:style-name="Source_20_Text">kubernetes.io/azure-disk</text:span>).</text:p>
        </text:list-item>
      </text:list>
      <text:list text:style-name="L13">
        <text:list-item>
          <text:p text:style-name="P28">Le <text:span text:style-name="Strong_20_Emphasis">provisioner</text:span> communique directement avec Azure pour :</text:p>
        </text:list-item>
      </text:list>
      <text:list text:style-name="L14">
        <text:list-item>
          <text:p text:style-name="P29"><text:span text:style-name="Strong_20_Emphasis">Créer un disque</text:span> (Azure Disk ou Azure File) au moment où le PVC apparaît.</text:p>
        </text:list-item>
        <text:list-item>
          <text:p text:style-name="P29"><text:span text:style-name="Strong_20_Emphasis">Supprimer le disque</text:span> quand le PVC (et donc le PV lié) est supprimé — selon la <text:span text:style-name="Emphasis">policy</text:span> définie.</text:p>
        </text:list-item>
      </text:list>
      <text:p text:style-name="P20">Chaque PV possède une propriété <text:span text:style-name="Source_20_Text">persistentVolumeReclaimPolicy</text:span> :</text:p>
      <text:list text:style-name="L15">
        <text:list-item>
          <text:p text:style-name="P30"><text:span text:style-name="Strong_20_Emphasis"><text:span text:style-name="Source_20_Text">Delete</text:span></text:span> → le disque est supprimé du cloud quand le PV est effacé.<text:line-break/>→ C’est la valeur par défaut pour les provisionnements dynamiques.</text:p>
        </text:list-item>
        <text:list-item>
          <text:p text:style-name="P30"><text:span text:style-name="Strong_20_Emphasis"><text:span text:style-name="Source_20_Text">Retain</text:span></text:span> → le disque <text:span text:style-name="Strong_20_Emphasis">reste</text:span> dans le cloud même après suppression du PV.<text:line-break/>→ Utile pour éviter la perte accidentelle de données (ex : sauvegardes manuelles possibles).</text:p>
        </text:list-item>
      </text:list>
      <text:h text:style-name="P4" text:outline-level="3"><text:bookmark-start text:name="__RefHeading___Toc16_2255204093"/>💡 Exemple Azure :<text:bookmark-end text:name="__RefHeading___Toc16_2255204093"/></text:h>
      <text:list text:style-name="L16">
        <text:list-item>
          <text:p text:style-name="P31"><text:span text:style-name="Source_20_Text">storageClassName: managed-premium</text:span></text:p>
        </text:list-item>
        <text:list-item>
          <text:p text:style-name="P31"><text:span text:style-name="Source_20_Text">provisioner: kubernetes.io/azure-disk</text:span></text:p>
        </text:list-item>
        <text:list-item>
          <text:p text:style-name="P31"><text:span text:style-name="Source_20_Text">reclaimPolicy: Delete</text:span></text:p>
        </text:list-item>
      </text:list>
      <text:p text:style-name="Text_20_body">➡️ Quand le PVC est créé, AKS demande à Azure :</text:p>
      <text:p text:style-name="Quotations">“Fais-moi un disque premium de 20 Go.”</text:p>
      <text:p text:style-name="Text_20_body">➡️ Quand le PVC est supprimé :</text:p>
      <text:p text:style-name="Quotations"><text:soft-page-break/>“Supprime le disque correspondant, merci.”</text:p>
      <text:p text:style-name="Text_20_body">Sauf si la policy est <text:span text:style-name="Source_20_Text">Retain</text:span>, auquel cas le disque reste dans ton compte Azure.</text:p>
      <text:h text:style-name="Heading_20_2" text:outline-level="2"><text:bookmark-start text:name="__RefHeading___Toc18_2255204093"/>Ingress et health probe<text:bookmark-end text:name="__RefHeading___Toc18_2255204093"/></text:h>
      <text:p text:style-name="P16">Pour explorer la logique d’exposition des services et la manière dont Kubernetes vérifie la disponibilité d’une application.</text:p>
      <text:h text:style-name="Heading_20_3" text:outline-level="3"><text:bookmark-start text:name="__RefHeading___Toc20_2255204093"/>• À quoi sert un Ingress dans Kubernetes ?<text:bookmark-end text:name="__RefHeading___Toc20_2255204093"/></text:h>
      <text:p text:style-name="P9">Un <text:span text:style-name="Strong_20_Emphasis">Ingress</text:span> est un objet Kubernetes qui sert à <text:span text:style-name="Strong_20_Emphasis">exposer tes applications vers l’extérieur du cluster</text:span>,<text:line-break/>c’est-à-dire à <text:span text:style-name="Strong_20_Emphasis">rendre accessibles tes services internes via des URL HTTP/HTTPS</text:span>.</text:p>
      <text:h text:style-name="P4" text:outline-level="3"><text:bookmark-start text:name="__RefHeading___Toc22_2255204093"/>🧱 Sans Ingress :<text:bookmark-end text:name="__RefHeading___Toc22_2255204093"/></text:h>
      <text:p text:style-name="Text_20_body">Tu aurais besoin d’un <text:span text:style-name="Strong_20_Emphasis">Service de type LoadBalancer</text:span> pour chaque appli exposée.<text:line-break/>Résultat :</text:p>
      <text:list text:style-name="L17">
        <text:list-item>
          <text:p text:style-name="P32">Plusieurs adresses IP publiques,</text:p>
        </text:list-item>
        <text:list-item>
          <text:p text:style-name="P32">Pas de routage intelligent,</text:p>
        </text:list-item>
        <text:list-item>
          <text:p text:style-name="P32">Et galère à gérer dès que tu as plus d’un service.</text:p>
        </text:list-item>
      </text:list>
      <text:p text:style-name="Horizontal_20_Line"/>
      <text:h text:style-name="Heading_20_3" text:outline-level="3"><text:bookmark-start text:name="__RefHeading___Toc24_2255204093"/>🌍 Avec un Ingress :<text:bookmark-end text:name="__RefHeading___Toc24_2255204093"/></text:h>
      <text:p text:style-name="Text_20_body">Tu n’as qu’<text:span text:style-name="Strong_20_Emphasis">une seule IP publique</text:span> (celle du contrôleur Ingress),<text:line-break/>et tu peux <text:span text:style-name="Strong_20_Emphasis">routage par nom de domaine ou chemin d’URL</text:span>, par exemple :</text:p>
      <text:p text:style-name="P9">api.monsite.com <text:s/>→ <text:s/>service api-python</text:p>
      <text:p text:style-name="P9">app.monsite.com <text:s/>→ <text:s/>service frontend</text:p>
      <text:p text:style-name="P9">monsite.com/login <text:s/>→ <text:s/>service auth</text:p>
      <text:p text:style-name="P9"/>
      <text:h text:style-name="P4" text:outline-level="3"><text:bookmark-start text:name="__RefHeading___Toc26_2255204093"/>⚙️ Comment ça marche ?<text:bookmark-end text:name="__RefHeading___Toc26_2255204093"/></text:h>
      <text:list text:style-name="L18">
        <text:list-item>
          <text:p text:style-name="P33">Tu déploies un <text:span text:style-name="Strong_20_Emphasis">Ingress Controller</text:span> (par ex. NGINX, Traefik, Azure Application Gateway…).</text:p>
        </text:list-item>
        <text:list-item>
          <text:p text:style-name="P33">Tu crées des <text:span text:style-name="Strong_20_Emphasis">Ingress Rules</text:span> pour décrire les routes (domaines, chemins, services cibles).</text:p>
        </text:list-item>
        <text:list-item>
          <text:p text:style-name="P33">Le contrôleur intercepte le trafic HTTP(S) entrant et le <text:span text:style-name="Strong_20_Emphasis">redirige vers les bons Services</text:span> dans ton cluster.</text:p>
        </text:list-item>
      </text:list>
      <text:h text:style-name="Heading_20_3" text:outline-level="3"><text:bookmark-start text:name="__RefHeading___Toc28_2255204093"/>• Quelle différence y a-t-il entre un Ingress et un Ingress Controller ?<text:bookmark-end text:name="__RefHeading___Toc28_2255204093"/></text:h>
      <text:h text:style-name="P4" text:outline-level="3"><text:bookmark-start text:name="__RefHeading___Toc30_2255204093"/>🧭 En résumé rapide :<text:bookmark-end text:name="__RefHeading___Toc30_2255204093"/></text:h>
      <text:list text:style-name="L19">
        <text:list-item>
          <text:p text:style-name="P34"><text:span text:style-name="Strong_20_Emphasis">Ingress</text:span> → c’est la <text:span text:style-name="Strong_20_Emphasis">règle de routage</text:span> (la configuration).</text:p>
        </text:list-item>
        <text:list-item>
          <text:p text:style-name="P34"><text:span text:style-name="Strong_20_Emphasis">Ingress Controller</text:span> → c’est le <text:span text:style-name="Strong_20_Emphasis">composant qui applique ces règles</text:span> (le moteur qui fait le boulot).</text:p>
        </text:list-item>
      </text:list>
      <text:h text:style-name="Heading_20_3" text:outline-level="3"><text:bookmark-start text:name="__RefHeading___Toc32_2255204093"/><text:soft-page-break/>• À quoi sert un health probe dans une architecture de déploiement ?<text:bookmark-end text:name="__RefHeading___Toc32_2255204093"/></text:h>
      <text:p text:style-name="Text_20_body">Une <text:span text:style-name="Strong_20_Emphasis">health probe</text:span> sert à <text:span text:style-name="Strong_20_Emphasis">vérifier que ton application est vivante et en bonne santé</text:span> dans le cluster.<text:line-break/>Elle permet à Kubernetes de savoir <text:span text:style-name="Strong_20_Emphasis">quand redémarrer</text:span>, <text:span text:style-name="Strong_20_Emphasis">remplacer</text:span>, ou <text:span text:style-name="Strong_20_Emphasis">retirer du trafic</text:span> un Pod qui ne répond plus correctement.</text:p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Objectif</text:p>
            </table:table-cell>
            <table:table-cell table:style-name="Tableau1.A1" office:value-type="string">
              <text:p text:style-name="Table_20_Heading">Action si échec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Liveness</text:span></text:p>
          </table:table-cell>
          <table:table-cell table:style-name="Tableau1.A1" office:value-type="string">
            <text:p text:style-name="Table_20_Contents">Vérifie que l’appli fonctionne toujours</text:p>
          </table:table-cell>
          <table:table-cell table:style-name="Tableau1.A1" office:value-type="string">
            <text:p text:style-name="Table_20_Contents">Redémarrage du conteneu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adiness</text:span></text:p>
          </table:table-cell>
          <table:table-cell table:style-name="Tableau1.A1" office:value-type="string">
            <text:p text:style-name="Table_20_Contents">Vérifie que le Pod peut recevoir du trafic</text:p>
          </table:table-cell>
          <table:table-cell table:style-name="Tableau1.A1" office:value-type="string">
            <text:p text:style-name="Table_20_Contents">Exclu du servic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tartup</text:span></text:p>
          </table:table-cell>
          <table:table-cell table:style-name="Tableau1.A1" office:value-type="string">
            <text:p text:style-name="Table_20_Contents">Attend que l’appli ait fini de démarrer</text:p>
          </table:table-cell>
          <table:table-cell table:style-name="Tableau1.A1" office:value-type="string">
            <text:p text:style-name="Table_20_Contents">Retarde les autres probes</text:p>
          </table:table-cell>
        </table:table-row>
      </table:table>
      <text:p text:style-name="P23"/>
      <text:h text:style-name="Heading_20_3" text:outline-level="3"><text:bookmark-start text:name="__RefHeading___Toc34_2255204093"/>• Quelle est la relation entre le chemin défini dans l’annotation du probe et les routes réellement exposées par l’application ?<text:bookmark-end text:name="__RefHeading___Toc34_2255204093"/></text:h>
      <text:p text:style-name="P9">Le <text:span text:style-name="Strong_20_Emphasis">chemin défini dans la probe</text:span> doit <text:span text:style-name="Strong_20_Emphasis">correspondre exactement</text:span> à <text:span text:style-name="Strong_20_Emphasis">une route réelle exposée par ton application</text:span>, et <text:span text:style-name="Strong_20_Emphasis">non pas à celle définie dans l’Ingress ou le Service</text:span>.</text:p>
      <text:p text:style-name="P20">Tu configures une probe comme ceci :</text:p>
      <text:p text:style-name="P5"><text:span text:style-name="Source_20_Text">httpGet:</text:span></text:p>
      <text:p text:style-name="P6"><text:span text:style-name="Source_20_Text"><text:s text:c="2"/>path: /api/health</text:span></text:p>
      <text:p text:style-name="P7"><text:span text:style-name="Source_20_Text"><text:s text:c="2"/>port: 8000</text:span></text:p>
      <text:p text:style-name="Text_20_body">Mais ton appli expose <text:span text:style-name="Source_20_Text">/health</text:span> (sans <text:span text:style-name="Source_20_Text">/api</text:span>).<text:line-break/>👉 Résultat : la probe reçoit du 404, Kubernetes croit que le Pod est mort, et le redémarre en boucle.<text:line-break/>💣 Boucle infinie de crashs pour une simple erreur de chemin.</text:p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Élément</text:p>
            </table:table-cell>
            <table:table-cell table:style-name="Tableau2.A1" office:value-type="string">
              <text:p text:style-name="Table_20_Heading">Cible du chemi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Probe (</text:span><text:span text:style-name="Strong_20_Emphasis"><text:span text:style-name="Source_20_Text">path</text:span></text:span><text:span text:style-name="Strong_20_Emphasis">)</text:span></text:p>
          </table:table-cell>
          <table:table-cell table:style-name="Tableau2.A1" office:value-type="string">
            <text:p text:style-name="Table_20_Contents">Le serveur HTTP interne du conten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Ingress (</text:span><text:span text:style-name="Strong_20_Emphasis"><text:span text:style-name="Source_20_Text">path</text:span></text:span><text:span text:style-name="Strong_20_Emphasis">)</text:span></text:p>
          </table:table-cell>
          <table:table-cell table:style-name="Tableau2.A1" office:value-type="string">
            <text:p text:style-name="Table_20_Contents">Le contrôleur Ingress (routage externe)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ervice (</text:span><text:span text:style-name="Strong_20_Emphasis"><text:span text:style-name="Source_20_Text">port</text:span></text:span><text:span text:style-name="Strong_20_Emphasis">)</text:span></text:p>
          </table:table-cell>
          <table:table-cell table:style-name="Tableau2.A1" office:value-type="string">
            <text:p text:style-name="Table_20_Contents">La couche réseau interne de Kubernetes</text:p>
          </table:table-cell>
        </table:table-row>
      </table:table>
      <text:p text:style-name="P9"/>
      <text:h text:style-name="P4" text:outline-level="3"><text:bookmark-start text:name="__RefHeading___Toc36_2255204093"/>🧩 Astuce pro :<text:bookmark-end text:name="__RefHeading___Toc36_2255204093"/></text:h>
      <text:p text:style-name="Text_20_body">Beaucoup d’équipes ajoutent <text:span text:style-name="Strong_20_Emphasis">un endpoint spécifique</text:span> <text:span text:style-name="Source_20_Text">/healthz</text:span> ou <text:span text:style-name="Source_20_Text">/readyz</text:span><text:line-break/>pour les probes internes, <text:span text:style-name="Strong_20_Emphasis">non exposé via l’Ingress</text:span>,<text:line-break/>afin d’éviter qu’il soit accessible depuis Internet.</text:p>
      <text:p text:style-name="P9"/>
      <text:h text:style-name="Heading_20_3" text:outline-level="3"><text:bookmark-start text:name="__RefHeading___Toc38_2255204093"/>• Comment mettre en place un chemin de préfixe (ex. /votre_namespace) dans l’Ingress, et quelle configuration doit être ajustée pour que ce chemin soit correctement pris en compte par l’application ?<text:bookmark-end text:name="__RefHeading___Toc38_2255204093"/></text:h>
      <text:p text:style-name="P20">Tu définis une <text:span text:style-name="Strong_20_Emphasis">rule dans ton Ingress</text:span> avec <text:span text:style-name="Source_20_Text">path</text:span> et <text:span text:style-name="Source_20_Text">pathType: Prefix</text:span></text:p>
      <text:p text:style-name="P20"><text:soft-page-break/><text:span text:style-name="Strong_20_Emphasis">Client externe</text:span> : accède à <text:span text:style-name="Source_20_Text">https://api.monsite.fr/votre_namespace/foo</text:span></text:p>
      <text:list text:style-name="L20">
        <text:list-item>
          <text:p text:style-name="P35"><text:span text:style-name="Strong_20_Emphasis">Ingress Controller</text:span> :</text:p>
          <text:list>
            <text:list-item>
              <text:p text:style-name="P35">Vérifie les règles d’Ingress</text:p>
            </text:list-item>
            <text:list-item>
              <text:p text:style-name="P35">Trouve <text:span text:style-name="Source_20_Text">path: /votre_namespace</text:span></text:p>
            </text:list-item>
            <text:list-item>
              <text:p text:style-name="P35"><text:span text:style-name="Strong_20_Emphasis">Réécrit le chemin</text:span> si annotation <text:span text:style-name="Source_20_Text">rewrite-target: /</text:span> est présente</text:p>
              <text:list>
                <text:list-item>
                  <text:p text:style-name="P35">Donc <text:span text:style-name="Source_20_Text">/votre_namespace/foo</text:span> → <text:span text:style-name="Source_20_Text">/foo</text:span> pour le Pod</text:p>
                </text:list-item>
              </text:list>
            </text:list-item>
          </text:list>
        </text:list-item>
        <text:list-item>
          <text:p text:style-name="P35"><text:span text:style-name="Strong_20_Emphasis">Service</text:span> : relaie le trafic vers le Pod approprié sur le port interne</text:p>
        </text:list-item>
        <text:list-item>
          <text:p text:style-name="P35"><text:span text:style-name="Strong_20_Emphasis">Pod / Container</text:span> : reçoit <text:span text:style-name="Source_20_Text">/foo</text:span> et répond normalement</text:p>
        </text:list-item>
        <text:list-item>
          <text:p text:style-name="P35"><text:span text:style-name="Strong_20_Emphasis">Health probes</text:span> :</text:p>
          <text:list>
            <text:list-item>
              <text:p text:style-name="P35">Elles pointent directement vers le Pod (port 8000)</text:p>
            </text:list-item>
            <text:list-item>
              <text:p text:style-name="P35">Si réécriture activée, elles utilisent <text:span text:style-name="Source_20_Text">/foo</text:span> ou <text:span text:style-name="Source_20_Text">/health</text:span> selon les routes internes</text:p>
            </text:list-item>
          </text:list>
        </text:list-item>
      </text:list>
      <text:p text:style-name="P9"/>
      <text:h text:style-name="Heading_20_3" text:outline-level="3"><text:bookmark-start text:name="__RefHeading___Toc40_2255204093"/>• Comment le contrôleur d’ingress décide-t-il si un service est “sain” ou non ?<text:bookmark-end text:name="__RefHeading___Toc40_2255204093"/></text:h>
      <text:p text:style-name="P17">Les “santé” des Pods est <text:span text:style-name="Strong_20_Emphasis">déterminée par Kubernetes via les Readiness Probes</text:span>, pas directement par l’Ingress Controller.</text:p>
      <text:p text:style-name="P17"/>
      <text:h text:style-name="Heading_20_1" text:outline-level="1"><text:bookmark-start text:name="__RefHeading___Toc42_2255204093"/>Le Brief<text:bookmark-end text:name="__RefHeading___Toc42_2255204093"/></text:h>
      <text:p text:style-name="P36"/>
      <text:p text:style-name="P36">connexion au cluster azure :</text:p>
      <text:p text:style-name="P37">az login</text:p>
      <text:p text:style-name="P37">az aks get-credentials --resource-group RG_PROMO --name cluster_promo</text:p>
      <text:p text:style-name="P9"/>
      <text:p text:style-name="P12">Avant de configurer le pod mysql, il faut définir le pvc qui va être associé. Je le fais dans ‘pvc-mysql.yaml’ que je lance :</text:p>
      <text:p text:style-name="P37">kubectl apply -f mysql-pvc.yaml</text:p>
      <text:p text:style-name="P12"/>
      <text:p text:style-name="P12">Puis je vérifie sa création :</text:p>
      <text:p text:style-name="P37">kubectl get pvc -n lnd</text:p>
      <text:p text:style-name="P12"/>
      <text:p text:style-name="P12">écriture du ‘mysql.yaml’ pour monter un pod avec l’image docker fournie puis lancer avec :</text:p>
      <text:p text:style-name="P37">kubectl apply -f mysql-deployment.yaml -n lnd</text:p>
      <text:p text:style-name="P9"/>
      <text:p text:style-name="P38"><text:span text:style-name="T2">Pour l’api, j’ai commencé par ces 2 commandes :<text:line-break/></text:span><text:span text:style-name="T1">docker pull sengsathit/brief-api:latest</text:span></text:p>
      <text:p text:style-name="P37">docker inspect sengsathit/brief-api:latest</text:p>
      <text:p text:style-name="P13"/>
      <text:p text:style-name="P13">Cela m’a permit de savoir que c’est le port 8000 qui est exposé pour l’api.</text:p>
      <text:p text:style-name="P13"><text:soft-page-break/></text:p>
      <text:p text:style-name="P13">Puis je rédige ‘api.yaml’ avec les variables d’environnement pour se connecter à mysql, le Liveness et le Readiness pour s’assurer de la santé du pod api avant de communiquer avec lui.</text:p>
      <text:p text:style-name="P13">Je lance la configuration de l’api :</text:p>
      <text:p text:style-name="P37">kubectl apply -f api-deployment.yaml -n lnd</text:p>
      <text:p text:style-name="P13"/>
      <text:p text:style-name="P13">Et je vérifie que le pod tourne :</text:p>
      <text:p text:style-name="P37">kubectl get pods -n lnd</text:p>
      <text:p text:style-name="P37">kubectl logs &lt;nom-du-pod&gt; -n lnd</text:p>
      <text:p text:style-name="P13"/>
      <text:p text:style-name="P13">Je teste le endpoint :</text:p>
      <text:p text:style-name="P37">kubectl get svc api-service -n lnd</text:p>
      <text:p text:style-name="P9"/>
      <text:p text:style-name="P14">J’ai bien un api-service LoadBalancer qui existe.</text:p>
      <text:p text:style-name="P14"/>
      <text:p text:style-name="P14">Pour tester l’api de l’intérieur :</text:p>
      <text:p text:style-name="P37">kubectl run tmp-curl -it --rm --image=curlimages/curl -- /bin/sh</text:p>
      <text:p text:style-name="P9"/>
      <text:p text:style-name="P38"><text:span text:style-name="T3">Puis je vérifie le status :<text:line-break/></text:span><text:span text:style-name="T1">helene@helene-Aspire-A317-32:~/Documents/Kubernetes/Brief Kubernetes$ kubectl run tmp-curl -it --rm --image=curlimages/curl -- /bin/sh</text:span></text:p>
      <text:p text:style-name="P37">All commands and output from this session will be recorded in container logs, including credentials and sensitive information passed through the command prompt.</text:p>
      <text:p text:style-name="P37">If you don't see a command prompt, try pressing enter.</text:p>
      <text:p text:style-name="P37">~ $ curl http://api-service.lnd.svc.cluster.local/health</text:p>
      <text:p text:style-name="P37">{"status":"ok"}~ $ </text:p>
      <text:p text:style-name="P9"/>
      <text:p text:style-name="P14">Enfin je teste de l’extérieur, <text:span text:style-name="T4">je run un pod temporaire et je lance la commande pour obtenir un status OK</text:span> :</text:p>
      <text:p text:style-name="P37">helene@helene-Aspire-A317-32:~/Documents/Kubernetes/Brief Kubernetes$ kubectl run tmp-curl -it --rm --image=curlimages/curl -- /bin/sh</text:p>
      <text:p text:style-name="P37">All commands and output from this session will be recorded in container logs, including credentials and sensitive information passed through the command prompt.</text:p>
      <text:p text:style-name="P37">If you don't see a command prompt, try pressing enter.</text:p>
      <text:p text:style-name="P37">~ $ curl http://api-service.lnd.svc.cluster.local/health</text:p>
      <text:p text:style-name="P37">{"status":"ok"}~ $ </text:p>
      <text:p text:style-name="P14"/>
      <text:p text:style-name="P15">Pour tester l’ingress en local, j’ai configuré l’ip dans /etc/hosts : </text:p>
      <text:p text:style-name="P37">4.178.34.136 api-test.local</text:p>
      <text:p text:style-name="P14"/>
      <text:p text:style-name="P15">De ce fait je peux tester directement :</text:p>
      <text:p text:style-name="P37">curl -v http://api-test.local/lnd/health</text:p>
      <text:p text:style-name="P14"><text:soft-page-break/></text:p>
      <text:p text:style-name="P15">Pour programmer l’ingress, j’ai codé le fichier ‘ingress.yaml’.</text:p>
      <text:p text:style-name="P15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0:18:24.798022702</meta:creation-date>
    <dc:date>2025-11-12T15:37:18.139732810</dc:date>
    <meta:editing-duration>PT2H18M34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8" meta:paragraph-count="188" meta:word-count="1945" meta:character-count="11688" meta:non-whitespace-character-count="9970"/>
  </office:meta>
</office:document-meta>
</file>